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fill-color="#ff388c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" style:family="graphic" style:parent-style-name="Objet_20_sans_20_remplissage_20_et_20_sans_20_ligne">
      <style:graphic-properties draw:stroke="none" draw:fill="solid" draw:fill-color="#66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" style:family="graphic" style:parent-style-name="Objet_20_sans_20_remplissage_20_et_20_sans_20_ligne">
      <style:graphic-properties draw:fill="solid" draw:fill-color="#ffff00" draw:textarea-horizontal-align="center" draw:textarea-vertical-align="middle" draw:ole-draw-aspect="1"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6" style:family="graphic" style:parent-style-name="Objet_20_sans_20_remplissage_20_et_20_sans_20_ligne">
      <style:graphic-properties draw:fill="solid" draw:fill-color="#66ffff"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 style:list-style-name="L1">
      <style:graphic-properties draw:fill="solid" draw:fill-color="#dddddd" fo:min-height="13.8cm"/>
      <style:paragraph-properties style:writing-mode="lr-tb"/>
    </style:style>
    <style:style style:name="pr4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background-color="transparent"/>
    </style:style>
    <style:style style:name="P5" style:family="paragraph">
      <loext:graphic-properties draw:fill="none" draw:fill-color="#ff388c"/>
      <style:paragraph-properties fo:text-align="center" style:writing-mode="lr-tb"/>
    </style:style>
    <style:style style:name="P6" style:family="paragraph">
      <loext:graphic-properties draw:fill="solid" draw:fill-color="#66ffff"/>
      <style:paragraph-properties fo:text-align="center" style:writing-mode="lr-tb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66ffff"/>
      <style:paragraph-properties fo:text-align="center"/>
    </style:style>
    <style:style style:name="T1" style:family="text">
      <style:text-properties fo:color="#000000" style:font-name="Georgia" fo:font-size="40pt" fo:language="fr" fo:country="FR" fo:background-color="transparent" style:font-name-asian="Times New Roman" style:font-size-asian="40pt" style:language-asian="fr" style:country-asian="FR" style:font-name-complex="Times New Roman" style:font-size-complex="40pt" style:language-complex="fr" style:country-complex="FR"/>
    </style:style>
    <style:style style:name="T2" style:family="text">
      <style:text-properties fo:color="#000000" style:font-name="Georgia" fo:font-size="40pt" fo:language="fr" fo:country="FR" fo:font-style="italic" fo:background-color="transparent" style:font-name-asian="Times New Roman" style:font-size-asian="40pt" style:language-asian="fr" style:country-asian="FR" style:font-style-asian="italic" style:font-name-complex="Times New Roman" style:font-size-complex="40pt" style:language-complex="fr" style:country-complex="FR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Fonctions affin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3.8cm" svg:x="1.2cm" svg:y="0.8cm" presentation:class="title" presentation:user-transformed="true">
          <draw:text-box>
            <text:p text:style-name="P3"><text:span text:style-name="T1">Pour chacune des fonctions proposées, indiquer s’il s’agit d’une fonction affine en répondant par VRAI ou FAUX. </text:span><text:span text:style-name="T1"><text:line-break/></text:span><text:span text:style-name="T1"> </text:span><text:span text:style-name="T1"><text:line-break/></text:span><text:span text:style-name="T1">Si la réponse est vraie, donner le coefficient directeur « </text:span><text:span text:style-name="T2">a</text:span><text:span text:style-name="T1"> » et l’ordonnée à l’origine « </text:span><text:span text:style-name="T2">b</text:span><text:span text:style-name="T1"> » de la droite représentant la foncti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Exemple</text:p>
          </draw:text-box>
        </draw:frame>
        <draw:frame draw:name="Object 2" draw:style-name="gr2" draw:text-style-name="P5" draw:layer="layout" svg:width="13.106cm" svg:height="5.406cm" svg:x="1.6cm" svg:y="3.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name="Object 3" draw:style-name="gr3" draw:text-style-name="P6" draw:layer="layout" svg:width="9.997cm" svg:height="5.406cm" svg:x="14.603cm" svg:y="3.3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7" draw:layer="layout" svg:width="20.677cm" svg:height="4.989cm" svg:x="3.923cm" svg:y="9.0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5" draw:text-style-name="P8" draw:layer="layout" svg:width="14.081cm" svg:height="4.989cm" svg:x="7cm" svg:y="3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>N°2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5" draw:text-style-name="P8" draw:layer="layout" svg:width="12.591cm" svg:height="5.173cm" svg:x="7.209cm" svg:y="3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5" draw:text-style-name="P8" draw:layer="layout" svg:width="19.142cm" svg:height="2.531cm" svg:x="4.6cm" svg:y="3.66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>N°4</text:p>
          </draw:text-box>
        </draw:frame>
        <draw:frame draw:style-name="gr5" draw:text-style-name="P8" draw:layer="layout" svg:width="18.046cm" svg:height="2.786cm" svg:x="5.154cm" svg:y="3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>N°5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5" draw:text-style-name="P8" draw:layer="layout" svg:width="14.922cm" svg:height="2.67cm" svg:x="6.278cm" svg:y="3.5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5" draw:text-style-name="P8" draw:layer="layout" svg:width="14.081cm" svg:height="4.989cm" svg:x="1.4cm" svg:y="3.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" draw:text-style-name="P11" draw:layer="layout" svg:width="11.12cm" svg:height="4.989cm" svg:x="15.68cm" svg:y="3.41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7" draw:layer="layout" svg:width="21.11cm" svg:height="4.989cm" svg:x="3.49cm" svg:y="9.01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>N°2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5" draw:text-style-name="P8" draw:layer="layout" svg:width="12.591cm" svg:height="5.173cm" svg:x="1.4cm" svg:y="3.42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11" draw:layer="layout" svg:width="11.921cm" svg:height="5.173cm" svg:x="14.609cm" svg:y="3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7" draw:layer="layout" svg:width="21.901cm" svg:height="5.173cm" svg:x="3.924cm" svg:y="9.01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5" draw:text-style-name="P8" draw:layer="layout" svg:width="17.444cm" svg:height="2.531cm" svg:x="1.6cm" svg:y="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11" draw:layer="layout" svg:width="6.948cm" svg:height="2.637cm" svg:x="19.044cm" svg:y="3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7" draw:layer="layout" svg:width="6.001cm" svg:height="2.337cm" svg:x="11.199cm" svg:y="8.0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>N°4</text:p>
          </draw:text-box>
        </draw:frame>
        <draw:frame draw:style-name="gr5" draw:text-style-name="P8" draw:layer="layout" svg:width="16.328cm" svg:height="2.786cm" svg:x="1.4cm" svg:y="3.41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6" draw:text-style-name="P11" draw:layer="layout" svg:width="8.899cm" svg:height="2.337cm" svg:x="17.728cm" svg:y="3.6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7" draw:layer="layout" svg:width="20.177cm" svg:height="2.337cm" svg:x="3.423cm" svg:y="9.06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>N°5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6" draw:text-style-name="P11" draw:layer="layout" svg:width="10.255cm" svg:height="2.521cm" svg:x="15.4cm" svg:y="3.67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5" draw:text-style-name="P8" draw:layer="layout" svg:width="13.214cm" svg:height="2.67cm" svg:x="1.586cm" svg:y="3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7" draw:layer="layout" svg:width="21.524cm" svg:height="2.521cm" svg:x="3.424cm" svg:y="9.0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1-10-27T09:28:09.130000000</dc:date>
    <meta:editing-duration>PT52M26S</meta:editing-duration>
    <meta:editing-cycles>14</meta:editing-cycles>
    <meta:generator>LibreOffice/6.4.7.2$Windows_X86_64 LibreOffice_project/639b8ac485750d5696d7590a72ef1b496725cfb5</meta:generator>
    <meta:document-statistic meta:object-count="97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row/>
            <mo stretchy="false">=</mo>
            <mn>2</mn>
          </mrow>
          <mrow>
            <mi>x</mi>
            <mo stretchy="false">+</mo>
            <mfrac>
              <mrow>
                <mo stretchy="false">−</mo>
                <mn>2</mn>
              </mrow>
              <mn>3</mn>
            </mfrac>
          </mrow>
        </mrow>
      </mstyle>
      <mrow/>
    </mrow>
    <annotation encoding="StarMath 5.0"> size 12{ {}=2x+ {  { - 2}  over  {3} } } {}</annotation>
  </semantics>
</math>
</file>

<file path=Object 10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text> </mtext>
        <mo stretchy="false">=</mo>
        <mtext> </mtext>
      </mrow>
      <mfrac>
        <mrow>
          <mo stretchy="false">−</mo>
          <msqrt>
            <mn>7</mn>
          </msqrt>
        </mrow>
        <mn>2</mn>
      </mfrac>
    </mrow>
    <annotation encoding="StarMath 5.0">f( x )" "=" "{-sqrt 7} over 2</annotation>
  </semantics>
</math>
</file>

<file path=Object 11/content.xml><?xml version="1.0" encoding="utf-8"?>
<math xmlns="http://www.w3.org/1998/Math/MathML" display="block">
  <semantics>
    <mrow>
      <mtext>VRAI : </mtext>
      <mrow>
        <mi>a</mi>
        <mo stretchy="false">=</mo>
        <mn>0</mn>
      </mrow>
      <mtext> et </mtext>
      <mrow>
        <mi>b</mi>
        <mo stretchy="false">=</mo>
        <mfrac>
          <mrow>
            <mo stretchy="false">−</mo>
            <msqrt>
              <mn>7</mn>
            </msqrt>
          </mrow>
          <mn>3</mn>
        </mfrac>
      </mrow>
    </mrow>
    <annotation encoding="StarMath 5.0">"VRAI : "a=0" et "b={ -sqrt 7 } over 3</annotation>
  </semantics>
</math>
</file>

<file path=Object 12/content.xml><?xml version="1.0" encoding="utf-8"?>
<math xmlns="http://www.w3.org/1998/Math/MathML" display="block">
  <semantics>
    <mtext>FAUX</mtext>
    <annotation encoding="StarMath 5.0">"FAUX3</annotation>
  </semantics>
</math>
</file>

<file path=Object 13/content.xml><?xml version="1.0" encoding="utf-8"?>
<math xmlns="http://www.w3.org/1998/Math/MathML" display="block">
  <semantics>
    <mrow>
      <mrow>
        <mtext/>
        <mo stretchy="false">=</mo>
        <mrow>
          <mo stretchy="false">−</mo>
          <mn>2</mn>
        </mrow>
      </mrow>
      <mrow>
        <mi>x</mi>
        <mo stretchy="false">+</mo>
        <mn>1</mn>
      </mrow>
    </mrow>
    <annotation encoding="StarMath 5.0">""=-2x+1</annotation>
  </semantics>
</math>
</file>

<file path=Object 16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row>
            <mo stretchy="false">)</mo>
            <mo stretchy="false">=</mo>
            <mn>2</mn>
          </mrow>
          <mrow>
            <mi>x</mi>
            <mo stretchy="false">−</mo>
            <mfrac>
              <mn>2</mn>
              <mn>3</mn>
            </mfrac>
          </mrow>
        </mrow>
      </mstyle>
      <mrow/>
    </mrow>
    <annotation encoding="StarMath 5.0"> size 12{f \( x \) =2x -  {  {2}  over  {3} } } {}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</mrow>
    <annotation encoding="StarMath 5.0">f( x )=( x+1 )( x-1 )</annotation>
  </semantics>
</math>
</file>

<file path=Object 1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text> </mtext>
        <mo stretchy="false">=</mo>
        <mtext> </mtext>
      </mrow>
      <mfrac>
        <mrow>
          <mo stretchy="false">−</mo>
          <msqrt>
            <mn>7</mn>
          </msqrt>
        </mrow>
        <mn>2</mn>
      </mfrac>
    </mrow>
    <annotation encoding="StarMath 5.0">f( x )" "=" "{-sqrt 7} over 2</annotation>
  </semantics>
</math>
</file>

<file path=Object 19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text> </mtext>
        <mo stretchy="false">=</mo>
        <mtext> </mtext>
      </mrow>
      <mfrac>
        <mrow>
          <mn>2</mn>
          <mrow>
            <mi>x</mi>
            <mo stretchy="false">−</mo>
            <mn>2</mn>
          </mrow>
        </mrow>
        <mn>3</mn>
      </mfrac>
    </mrow>
    <annotation encoding="StarMath 5.0">f( x )" "=" "{2x-2}over 3</annotation>
  </semantics>
</math>
</file>

<file path=Object 2/content.xml><?xml version="1.0" encoding="utf-8"?>
<math xmlns="http://www.w3.org/1998/Math/MathML" display="block">
  <semantics>
    <mrow>
      <mrow>
        <mtext> </mtext>
        <mo stretchy="false">=</mo>
        <mtext> </mtext>
      </mrow>
      <mn>0</mn>
      <mrow>
        <mi>x</mi>
        <mo stretchy="false">+</mo>
        <mfrac>
          <mrow>
            <mo stretchy="false">−</mo>
            <msqrt>
              <mn>7</mn>
            </msqrt>
          </mrow>
          <mn>2</mn>
        </mfrac>
      </mrow>
    </mrow>
    <annotation encoding="StarMath 5.0">" "=" "0 x+{-sqrt 7} over 2</annotation>
  </semantics>
</math>
</file>

<file path=Object 20/content.xml><?xml version="1.0" encoding="utf-8"?>
<math xmlns="http://www.w3.org/1998/Math/MathML" display="block">
  <semantics>
    <mrow>
      <mrow>
        <mtext> </mtext>
        <mo stretchy="false">=</mo>
        <mtext> </mtext>
      </mrow>
      <mfrac>
        <mn>2</mn>
        <mn>3</mn>
      </mfrac>
      <mrow>
        <mi>x</mi>
        <mo stretchy="false">+</mo>
        <mfrac>
          <mrow>
            <mo stretchy="false">−</mo>
            <mn>2</mn>
          </mrow>
          <mn>3</mn>
        </mfrac>
      </mrow>
    </mrow>
    <annotation encoding="StarMath 5.0">" "=" "{2 over 3} x + { -2 } over 3</annotation>
  </semantics>
</math>
</file>

<file path=Object 2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text> </mtext>
        <mo stretchy="false">=</mo>
        <mtext> </mtext>
      </mrow>
      <mrow>
        <msqrt>
          <mn>7</mn>
        </msqrt>
        <mo stretchy="false">−</mo>
        <mn>4</mn>
      </mrow>
      <mi>x</mi>
    </mrow>
    <annotation encoding="StarMath 5.0">f( x )" "=" "sqrt{ 7 }-4x</annotation>
  </semantics>
</math>
</file>

<file path=Object 26/content.xml><?xml version="1.0" encoding="utf-8"?>
<math xmlns="http://www.w3.org/1998/Math/MathML" display="block">
  <semantics>
    <mrow>
      <mtext>VRAI : </mtext>
      <mrow>
        <mi>a</mi>
        <mo stretchy="false">=</mo>
        <mfrac>
          <mn>2</mn>
          <mn>3</mn>
        </mfrac>
      </mrow>
      <mtext> et </mtext>
      <mrow>
        <mi>b</mi>
        <mo stretchy="false">=</mo>
        <mfrac>
          <mrow>
            <mo stretchy="false">−</mo>
            <mn>2</mn>
          </mrow>
          <mn>3</mn>
        </mfrac>
      </mrow>
    </mrow>
    <annotation encoding="StarMath 5.0">"VRAI : "a=2 over 3" et "b={ -2 } over 3</annotation>
  </semantics>
</math>
</file>

<file path=Object 27/content.xml><?xml version="1.0" encoding="utf-8"?>
<math xmlns="http://www.w3.org/1998/Math/MathML" display="block">
  <semantics>
    <mrow>
      <mtext>VRAI : </mtext>
      <mrow>
        <mi>a</mi>
        <mo stretchy="false">=</mo>
        <mrow>
          <mo stretchy="false">−</mo>
          <mn>2</mn>
        </mrow>
      </mrow>
      <mtext> et </mtext>
      <mrow>
        <mi>b</mi>
        <mo stretchy="false">=</mo>
        <mn>1</mn>
      </mrow>
    </mrow>
    <annotation encoding="StarMath 5.0">"VRAI : "a=-2" et "b=1</annotation>
  </semantics>
</math>
</file>

<file path=Object 28/content.xml><?xml version="1.0" encoding="utf-8"?>
<math xmlns="http://www.w3.org/1998/Math/MathML" display="block">
  <semantics>
    <mrow>
      <mtext>VRAI : </mtext>
      <mrow>
        <mi>a</mi>
        <mo stretchy="false">=</mo>
        <mn>2</mn>
      </mrow>
      <mtext> et </mtext>
      <mrow>
        <mi>b</mi>
        <mo stretchy="false">=</mo>
        <mfrac>
          <mrow>
            <mo stretchy="false">−</mo>
            <mn>2</mn>
          </mrow>
          <mn>3</mn>
        </mfrac>
      </mrow>
    </mrow>
    <annotation encoding="StarMath 5.0">"VRAI : "a=2" et "b={ -2 } over 3</annotation>
  </semantics>
</math>
</file>

<file path=Object 29/content.xml><?xml version="1.0" encoding="utf-8"?>
<math xmlns="http://www.w3.org/1998/Math/MathML" display="block">
  <semantics>
    <mrow>
      <mrow>
        <mtext/>
        <mo stretchy="false">=</mo>
        <mrow>
          <mo stretchy="false">−</mo>
          <mn>4</mn>
        </mrow>
      </mrow>
      <mrow>
        <mi>x</mi>
        <mo stretchy="false">+</mo>
        <msqrt>
          <mn>7</mn>
        </msqrt>
      </mrow>
    </mrow>
    <annotation encoding="StarMath 5.0">""=-4x+sqrt{ 7 }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text> </mtext>
        <mo stretchy="false">=</mo>
        <mtext> </mtext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</mrow>
    <annotation encoding="StarMath 5.0">f( x )" "=" "( x+1 )( x-1 )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text> </mtext>
        <mo stretchy="false">=</mo>
        <mtext> </mtext>
      </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n>2</mn>
        </msup>
        <mo stretchy="false">−</mo>
        <msup>
          <mi>x</mi>
          <mn>2</mn>
        </msup>
      </mrow>
    </mrow>
    <annotation encoding="StarMath 5.0">f( x )" "=" "( x-1 )^2-x^2</annotation>
  </semantics>
</math>
</file>

<file path=Object 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text> </mtext>
        <mo stretchy="false">=</mo>
        <mtext> </mtext>
      </mrow>
      <mfrac>
        <mrow>
          <mn>2</mn>
          <mrow>
            <mi>x</mi>
            <mo stretchy="false">−</mo>
            <mn>2</mn>
          </mrow>
        </mrow>
        <mn>3</mn>
      </mfrac>
    </mrow>
    <annotation encoding="StarMath 5.0">f( x )" "=" "{2x-2}over 3</annotation>
  </semantics>
</math>
</file>

<file path=Object 6/content.xml><?xml version="1.0" encoding="utf-8"?>
<math xmlns="http://www.w3.org/1998/Math/MathML" display="block">
  <semantics>
    <mrow>
      <mtext/>
      <mo stretchy="false">=</mo>
      <mrow>
        <msup>
          <mi>x</mi>
          <mn>2</mn>
        </msup>
        <mo stretchy="false">−</mo>
        <mn>1</mn>
      </mrow>
    </mrow>
    <annotation encoding="StarMath 5.0">""=x^2-1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n>2</mn>
          </msup>
          <mo stretchy="false">−</mo>
          <msup>
            <mi>x</mi>
            <mn>2</mn>
          </msup>
        </mrow>
      </mrow>
    </mrow>
    <annotation encoding="StarMath 5.0">f( x )=( x-1 )^2-x^2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qrt>
            <mn>7</mn>
          </msqrt>
          <mo stretchy="false">−</mo>
          <mn>4</mn>
        </mrow>
      </mrow>
      <mi>x</mi>
    </mrow>
    <annotation encoding="StarMath 5.0">f( x )=sqrt{ 7 }-4x</annotation>
  </semantics>
</math>
</file>

<file path=Object 9/content.xml><?xml version="1.0" encoding="utf-8"?>
<math xmlns="http://www.w3.org/1998/Math/MathML" display="block">
  <semantics>
    <mrow>
      <mtext>VRAI : </mtext>
      <mrow>
        <mi>a</mi>
        <mo stretchy="false">=</mo>
        <mrow>
          <mo stretchy="false">−</mo>
          <mn>4</mn>
        </mrow>
      </mrow>
      <mtext> et </mtext>
      <mrow>
        <mi>b</mi>
        <mo stretchy="false">=</mo>
        <msqrt>
          <mn>7</mn>
        </msqrt>
      </mrow>
    </mrow>
    <annotation encoding="StarMath 5.0">"VRAI : "a=-4" et "b=sqrt 7</annotation>
  </semantics>
</math>
</file>